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2.54cm" svg:x="8.112cm" svg:y="3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10.652cm" svg:y="3.54cm">
            <text:p text:style-name="P1">A1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13.152cm" svg:y="3.54cm">
            <text:p text:style-name="P1">A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15.652cm" svg:y="3.54cm">
            <text:p text:style-name="P1">A3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18.152cm" svg:y="3.54cm">
            <text:p text:style-name="P1">A4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8.112cm" svg:y="6.04cm">
            <text:p text:style-name="P1">A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2.54cm" svg:x="10.652cm" svg:y="6.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3.152cm" svg:y="6.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5.652cm" svg:y="6.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8.152cm" svg:y="6.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8.112cm" svg:y="8.54cm">
            <text:p text:style-name="P1">A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2.54cm" svg:x="10.652cm" svg:y="8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3.152cm" svg:y="8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5.652cm" svg:y="8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8.152cm" svg:y="8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8.112cm" svg:y="11.04cm">
            <text:p text:style-name="P1">A3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2.54cm" svg:x="10.652cm" svg:y="11.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3.152cm" svg:y="11.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5.652cm" svg:y="11.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8.152cm" svg:y="11.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54cm" svg:x="8.112cm" svg:y="13.54cm">
            <text:p text:style-name="P1">A4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2.54cm" svg:x="10.652cm" svg:y="13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3.152cm" svg:y="13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5.652cm" svg:y="13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54cm" svg:x="18.152cm" svg:y="13.54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27cm" svg:height="1.27cm" svg:x="11.287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13.8cm" svg:y="9.12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27cm" svg:height="1.27cm" svg:x="13.827cm" svg:y="14.20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" draw:layer="layout" svg:width="1.27cm" svg:height="1.27cm" svg:x="16.301cm" svg:y="11.62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27cm" svg:height="1.27cm" svg:x="18.788cm" svg:y="6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18.789cm" svg:y="14.1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11.228cm" svg:y="11.60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11-24T11:05:03.821935395</meta:creation-date>
    <dc:date>2014-11-24T11:15:11.358534545</dc:date>
    <dc:creator>darjeeling </dc:creator>
    <meta:editing-duration>P0D</meta:editing-duration>
    <meta:editing-cycles>1</meta:editing-cycles>
    <meta:document-statistic meta:object-count="33"/>
    <meta:generator>LibreOffice/4.2.7.2$Linux_X86_64 LibreOffice_project/420m0$Build-2</meta:generator>
  </office:meta>
</office:document-meta>
</file>